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dd80" officeooo:paragraph-rsid="0007dcf9"/>
    </style:style>
    <style:style style:name="P2" style:family="paragraph" style:parent-style-name="Standard">
      <style:text-properties officeooo:rsid="00088cb6" officeooo:paragraph-rsid="00088cb6"/>
    </style:style>
    <style:style style:name="P3" style:family="paragraph" style:parent-style-name="Standard">
      <style:text-properties officeooo:rsid="000ad4ed" officeooo:paragraph-rsid="000ad4ed"/>
    </style:style>
    <style:style style:name="T1" style:family="text">
      <style:text-properties officeooo:rsid="0007dcf9"/>
    </style:style>
    <style:style style:name="T2" style:family="text">
      <style:text-properties officeooo:rsid="000ad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5 integrator for electric guitar pickup measurements can be divided into four functional blocks. Each one is actually performed by one op amp. One, IC1D, <text:s/>supplies the approximately half supply voltage to provide a reference voltage for bipolar operation from a single voltage supply. Zener D1 reverse voltage of 5.1V is filtered by a capacitor and supplied to the input of the amp, <text:span text:style-name="T1">which is configured as a voltage follower. </text:span></text:p>
      <text:p text:style-name="P1"/>
      <text:p text:style-name="P1"><text:span text:style-name="T1">IC1C is a preamplifier for the signal from the pickup under test. A switch allows a choice of 0dB or 6dB gain. The test input first feeds a high impedance network that provides isolation from the preamplifier input circuit. It is almost identical to the circuit in a typical oscilloscope probe. However, it can have lower capacitance because a long cable is not required and so does not need to be compensated. As with the scope probe, there is a variable cap that can be used to calibrate the network. The network input has an approximately 11M ohm resistance and 10pF capacitance. A three-way switch allows the input to be loaded by a standard RC test load, an inductance test load, or no load.</text:span></text:p>
      <text:p text:style-name="P1"/>
      <text:p text:style-name="P2">IC1B is an analog integrator with a very low frequency cutoff to provide op amp DC stability. The blocking capacitor C5 is <text:span text:style-name="T2">need</text:span>ed to eliminate the DC <text:span text:style-name="T2">input</text:span> sensitivity caused by the large <text:span text:style-name="T2">value of R6</text:span>.</text:p>
      <text:p text:style-name="P2"/>
      <text:p text:style-name="P3">IC1A is a post amplifier and output line dri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1S</meta:editing-duration>
    <meta:editing-cycles>4</meta:editing-cycles>
    <meta:generator>LibreOffice/5.4.5.1$Windows_X86_64 LibreOffice_project/79c9829dd5d8054ec39a82dc51cd9eff340dbee8</meta:generator>
    <dc:date>2018-09-26T23:08:37.456000000</dc:date>
    <meta:document-statistic meta:table-count="0" meta:image-count="0" meta:object-count="0" meta:page-count="1" meta:paragraph-count="4" meta:word-count="240" meta:character-count="1375" meta:non-whitespace-character-count="1137"/>
    <meta:user-defined meta:name="Info 1"/>
    <meta:user-defined meta:name="Info 2"/>
    <meta:user-defined meta:name="Info 3"/>
    <meta:user-defined meta:name="Info 4"/>
  </office:meta>
</office:document-meta>
</file>